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Kayhan" svg:font-family="'XB Kayhan'"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6" style:family="paragraph" style:parent-style-name="Standard">
      <style:paragraph-properties fo:margin-left="0in" fo:margin-right="0in" fo:text-align="justify" style:justify-single-word="false" fo:text-indent="0in" style:auto-text-indent="false" style:writing-mode="rl-tb"/>
    </style:style>
    <style:style style:name="P7" style:family="paragraph" style:parent-style-name="Standard">
      <style:paragraph-properties fo:text-align="justify" style:justify-single-word="false" style:writing-mode="rl-tb"/>
    </style:style>
    <style:style style:name="P8" style:family="paragraph" style:parent-style-name="Standard" style:list-style-name="L3">
      <style:paragraph-properties fo:text-align="justify" style:justify-single-word="false" style:writing-mode="rl-tb"/>
    </style:style>
    <style:style style:name="P9" style:family="paragraph" style:parent-style-name="Standard" style:list-style-name="L6">
      <style:paragraph-properties fo:text-align="justify" style:justify-single-word="false" style:writing-mode="rl-tb"/>
    </style:style>
    <style:style style:name="P10" style:family="paragraph" style:parent-style-name="Standard" style:list-style-name="L8">
      <style:paragraph-properties fo:text-align="justify" style:justify-single-word="false" style:writing-mode="rl-tb"/>
    </style:style>
    <style:style style:name="P11" style:family="paragraph" style:parent-style-name="Standard" style:list-style-name="L9">
      <style:paragraph-properties fo:text-align="justify" style:justify-single-word="false" style:writing-mode="rl-tb"/>
    </style:style>
    <style:style style:name="T1" style:family="text">
      <style:text-properties style:font-name="XB Zar" fo:font-size="13pt" fo:font-weight="normal" fo:background-color="transparent" style:font-size-asian="13pt" style:font-weight-asian="normal" style:font-name-complex="XB Zar" style:font-size-complex="13pt" style:font-weight-complex="normal"/>
    </style:style>
    <style:style style:name="T2" style:family="text">
      <style:text-properties style:font-name="XB Zar" fo:font-size="13pt" fo:font-weight="normal" style:font-size-asian="13pt" style:font-weight-asian="normal" style:font-name-complex="XB Zar" style:font-size-complex="13pt" style:font-weight-complex="normal"/>
    </style:style>
    <style:style style:name="T3" style:family="text">
      <style:text-properties fo:font-weight="bold" style:font-weight-asian="bold" style:font-weight-complex="bold"/>
    </style:style>
    <style:style style:name="T4"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چه بر مبنای سلیقه و کاربرد و چه بر مبنای دلیل‌های فنی، برخی راغب هستند که از توزیع‌های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و اجرای نرم‌افزارهای قبلی و ... بررسی می‌شود و معمولاً در این نوع مهاجرت آموزش یکی از مهم‌ترین هدف‌ها خواهد بود.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text:soft-page-break/>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صرفاً به یک کتاب یا یک مقاله اکتفا کرد و باید خواند و بررسی کرد. شما می‌توانید با مراجعه به وب‌سایت‌های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یشتر برای مهاجرت سازمانی به سیستم‌عامل گنو/لینوکس نیاز به طرحی مدون خواهد بود که پس از طی مراحل مختلف، ابتدا به‌صورت آزمایشی و سپس کامل، تمام سیستم‌ها و نرم‌افزارها به سیستم‌عامل جدید مهاجرت داده شوند و کارکنان سازمان نیز آموزش‌های لازم برای این کار را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واد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ها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شده است.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این نرم‌افزارها به زبان‌های مختلف دنیا به وجود آمده‌اند که با یک جستجوی ساده در اینترنت آن‌ها را می‌توانید پیدا کنید.</text:p>
      <text:p text:style-name="P1"><text:soft-page-break/>البته بحث آموزش‌های سازمانی هم مطرح است که از حوزه‌ی مباحث این کتاب خارج است.</text:p>
      <text:p text:style-name="P3"/>
      <text:p text:style-name="P3">۵-۱-۸- آمارها</text:p>
      <text:p text:style-name="P6"><text:span text:style-name="T1">آمارهای ارائه شده در این بخش صرفاً از وب‌سایت دانشنامه‌ی ویکی‌پدیا استخراج شده است و صحت آن‌ها با توجه به ارجاع‌های زیاد مقاله‌ی موجود در این دانشنامه، تقریباً مورد تأیید است. برای ارائه‌ی این آمارها، دسته‌بندی‌هایی ارائه شده است که به قرار زیر است که البته گزیده‌ای از این آمارها ارائه شده است. اگر علاقه به خواندن آمار دارید این بخش را مطالعه کنید.</text:span></text:p>
      <text:p text:style-name="P5"><text:span text:style-name="T1"/></text:p>
      <text:p text:style-name="P4"><text:span text:style-name="T4">۱-۵-۱-۸- دولت‌ها</text:span></text:p>
      <text:p text:style-name="P6"><text:span text:style-name="T2">با تحت فشار قرار گرفتن دولت‌های کشورهای مختلف دنیا توسط سازمان تجارت جهانی</text:span><text:span text:style-name="T2"><text:note text:id="ftn1" text:note-class="footnote"><text:note-citation>1</text:note-citation><text:note-body><text:p text:style-name="Footnote">World Trade Organization</text:p></text:note-body></text:note></text:span><text:span text:style-name="T2"> و پیمان بین‌المللی مالکیت فکری</text:span><text:span text:style-name="T2"><text:note text:id="ftn0" text:note-class="footnote"><text:note-citation>2</text:note-citation><text:note-body><text:p text:style-name="Footnote">International Intellectual Property Alliance</text:p></text:note-body></text:note></text:span><text:span text:style-name="T2">، این دولت‌ها از گنو/لینوکس و دیگر نرم‌افزارهای آزاد به‌عنوان جایگزینی در دسترس و قانونی به جای محصولات کپی‌شده و گران‌قیمت شرکت‌های مایکروسافت، اپل و دیگر شرکت‌های تجاری استفاده می‌کنند. گسترش سیستم‌عامل گنو/لینوکس در این کشورها باعث پیشرفت این کشورها شده است در حالی که شرکت‌های موجود در کشورهای توسعه‌یافته برای بستن قرارداد‌های دولتی تلاش می‌کنند. عدم استفاده از این جایگزین برای کشورهایی همچون هند و پاکستان که شهروند‌های باسواد زیادی در حوزه‌ی کامپیوتر دارند، گزینه‌ای مقرون به صرفه نمی‌نماید. آمارها به شرح زیر است:</text:span></text:p>
      <text:list xml:id="list2136367160" text:style-name="L3">
        <text:list-item>
          <text:p text:style-name="P8"><text:span text:style-name="T2">کشور برزیل در برنامه‌ای به نام PC Conectado که از لینوکس بهره می‌برد.</text:span></text:p>
        </text:list-item>
        <text:list-item>
          <text:p text:style-name="P8"><text:span text:style-name="T2">شهر مونیخ آلمان از سال ۲۰۰۳ میلادی تصمیم گرفته است تا ۱۴۰۰۰ کامپیوتر را به توزیعی به نام LiMux که بر پایه‌ی سیستم‌عامل دبیان گنو/لینوکس است، مهاجرت دهد. البته تا سال ۲۰۱۰ تنها بیست درصد از این پروژه انجام شده است.</text:span></text:p>
        </text:list-item>
        <text:list-item>
          <text:p text:style-name="P8"><text:span text:style-name="T2">وزارت دفاع ایالت متحده آمریکا از لینوکس استفاده می‌کند. ارتش آمریکا بزرگترین نصب‌کننده و استفاده‌کننده از سیستم‌عامل ردهت لینوکس</text:span><text:span text:style-name="T2"><text:note text:id="ftn2" text:note-class="footnote"><text:note-citation>3</text:note-citation><text:note-body><text:p text:style-name="Footnote">Red Hat Linux</text:p></text:note-body></text:note></text:span><text:span text:style-name="T2"> است و همچنین ناوگان زیردریایی اتمی آمریکا بر پایه‌ی لینوکس است.</text:span></text:p>
        </text:list-item>
        <text:list-item>
          <text:p text:style-name="P8"><text:span text:style-name="T2">کشور اسپانیا از اولین کشورهای مهاجرت کرده از سال ۲۰۰۳ میلادی به لینوکس است.</text:span></text:p>
        </text:list-item>
        <text:list-item>
          <text:p text:style-name="P8"><text:span text:style-name="T2">بانک استانی صنعتی و تجاری چین، بر روی ۲۰۰۰۰کامپیوتر خود سیستم‌عامل لینوکس را نصب می‌کند (سال ۲۰۰۵ میلادی).</text:span></text:p>
        </text:list-item>
        <text:list-item>
          <text:p text:style-name="P8"><text:span text:style-name="T2">پارلمان کشور فرانسه از سیستم‌عامل اوبونتو بر روی کامپیوترهای رومیزی</text:span><text:span text:style-name="T2"><text:note text:id="ftn3" text:note-class="footnote"><text:note-citation>4</text:note-citation><text:note-body><text:p text:style-name="Footnote">Desktop Personal Computer (PC)</text:p></text:note-body></text:note></text:span><text:span text:style-name="T2"> خود استفاده می‌کند.</text:span></text:p>
        </text:list-item>
        <text:list-item>
          <text:p text:style-name="P8"><text:span text:style-name="T2">نیروی پلیس ملی فرانسه، ۹۰۰۰۰ کامپیوتر خود را از سیستم‌عامل مایکروسافت ویندوز XP به سیستم‌عامل اوبونتو تغییر می‌دهد. این پروژه در سال ۲۰۱۵ میلادی به اتمام می‌رسد. این نهاد از سال ۲۰۰۴ تا ۲۰۰۸ نزدیک به پنجاه میلیون یورو صرفه‌جویی کرده است.</text:span></text:p>
        </text:list-item>
        <text:list-item>
          <text:p text:style-name="P8"><text:span text:style-name="T2">در پایان سال ۲۰۱۰ میلادی، ولادیمیر پوتین قراردادی را به امضاء رساند که بر طبق آن اتحادیه‌ی دولت‌های روسیه، در نیمه‌ی دوم سال ۲۰۱۲ به سمت استفاده از نرم‌افزارهای آزاد شامل لینوکس بروند.</text:span></text:p>
        </text:list-item>
      </text:list>
      <text:p text:style-name="P7"><text:span text:style-name="T2"/></text:p>
      <text:p text:style-name="P4"><text:soft-page-break/>۲-۵-۱-۸- آموزش</text:p>
      <text:p text:style-name="P6"><text:span text:style-name="T2">لینوکس اغلب در رشته‌های فنی دانشگاه‌ها و مرکزهای پژوهشی استفاده می‌شود. دلیل این، رایگان در دسترس بودن آن و نرم‌افزارهای بسیار موجود در حوزه‌ی نرم‌افزارهای آزاد/‌متن‌باز است. تا حدی توانایی فنی رشته‌های علوم کامپیوتر و مهندسی نرم‌افزار برای فعالیت در این حوزه نقش چشمگیری داشته است. به نمونه‌های زیر توجه کنید:</text:span></text:p>
      <text:list xml:id="list738533988" text:style-name="L6">
        <text:list-item>
          <text:p text:style-name="P9"><text:span text:style-name="T2">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span></text:p>
        </text:list-item>
        <text:list-item>
          <text:p text:style-name="P9"><text:span text:style-name="T2">مدرسه‌های شهر بولزانو در ایتالیا با ۱۶۰۰۰ دانش‌آموز به یک توزیع سفارشی از لینوکس مهاجرت کرده‌اند (سپتامبر ۲۰۰۵).</text:span></text:p>
        </text:list-item>
        <text:list-item>
          <text:p text:style-name="P9"><text:span text:style-name="T2">کشور برزیل حدود ۲۰۰۰۰ کامپیوتر در مدرسه‌های ابتدایی و دبیرستان‌ها دارد که از لینوکس استفاده می‌کنند.</text:span></text:p>
        </text:list-item>
        <text:list-item>
          <text:p text:style-name="P9"><text:span text:style-name="T2">کشور آلمان گزارش داده است که ۵۶۰۰۰۰ دانشجو در ۳۳ دانشگاه به لینوکس مهاجرت خواهند کرد.</text:span></text:p>
        </text:list-item>
        <text:list-item>
          <text:p text:style-name="P9"><text:span text:style-name="T2">دولت چین در حال خرید یک و نیم میلیون کامپیوتر شخصی حاوی لینوکس برای حمایت از صنایع بومی خود است.</text:span></text:p>
        </text:list-item>
      </text:list>
      <text:p text:style-name="P7"><text:span text:style-name="T2"/></text:p>
      <text:p text:style-name="P4">۳-۵-۱-۸- کاربر خانگی</text:p>
      <text:p text:style-name="P6"><text:span text:style-name="T2">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2"><text:note text:id="ftn5" text:note-class="footnote"><text:note-citation>5</text:note-citation><text:note-body><text:p text:style-name="Footnote">Netbook</text:p></text:note-body></text:note></text:span><text:span text:style-name="T2"> شرکت‌های تولیدکننده کامپیوترهای شخصی و همراه برای کاهش قیمت تمام‌شده‌ی این دستگاه‌ها به همراه لینوکس ارائه شده است.</text:span></text:p>
      <text:p text:style-name="P6"><text:span text:style-name="T2"/></text:p>
      <text:p text:style-name="P4">۴-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583707590" text:style-name="L8">
        <text:list-item>
          <text:p text:style-name="P10"><text:span text:style-name="T2">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span></text:p>
        </text:list-item>
        <text:list-item>
          <text:p text:style-name="P10"><text:span text:style-name="T2">شرکت گوگل از یک نسخه‌ی سفارشی شده‌ی سیستم‌عامل اوبونتو در شرکت خود به نام «گوبونتو»</text:span><text:span text:style-name="T2"><text:note text:id="ftn4" text:note-class="footnote"><text:note-citation>6</text:note-citation><text:note-body><text:p text:style-name="Footnote">Goobuntu</text:p></text:note-body></text:note></text:span><text:span text:style-name="T2"> استفاده می‌کند.</text:span></text:p>
        </text:list-item>
        <text:list-item>
          <text:p text:style-name="P10"><text:span text:style-name="T2">شرکت آی‌بی‌ام (IBM) به‌طور گسترده‌ای برای توسعه‌ی لینوکس تلاش می‌کند و همچنین از لینوکس برای کامپیوترهای رومیزی و سرورهای خود در داخل شرکت استفاده می‌کند.</text:span></text:p>
        </text:list-item>
        <text:list-item>
          <text:p text:style-name="P10"><text:soft-page-break/><text:span text:style-name="T2">ویکی‌پدیا از سال ۲۰۰۸ به سیستم‌عامل اوبونتو مهاجرت کرده است. این مؤسسه پیش از این از سیستم‌عامل‌های ردهت و فدورا</text:span><text:span text:style-name="T2"><text:note text:id="ftn6" text:note-class="footnote"><text:note-citation>7</text:note-citation><text:note-body><text:p text:style-name="Footnote">Fedora</text:p></text:note-body></text:note></text:span><text:span text:style-name="T2"> استفاده می‌کرد.</text:span></text:p>
        </text:list-item>
        <text:list-item>
          <text:p text:style-name="P10"><text:span text:style-name="T2">استدیوی انیمیشن دریم‌ورکس انیمیشن</text:span><text:span text:style-name="T2"><text:note text:id="ftn7" text:note-class="footnote"><text:note-citation>8</text:note-citation><text:note-body><text:p text:style-name="Footnote">DreamWorks Animation</text:p></text:note-body></text:note></text:span><text:span text:style-name="T2"> از سال ۲۰۰۱ به بعد از لینوکس استفاده کرده است و‍ بیش از ۱۰۰۰ کامپیوتر رومیزی و ۳۰۰۰ سرور بر پایه‌ی لینوکس دارد.</text:span></text:p>
        </text:list-item>
        <text:list-item>
          <text:p text:style-name="P10"><text:span text:style-name="T2">بورس سهام لندن برای کاهش هزینه‌های خود و صرفه‌جویی ۱۰ میلیون پوندی قرار است از سال ۲۰۱۱ و ۲۰۱۲ به بعد می‌خواهد به لینوکس مهاجرت کند.</text:span></text:p>
        </text:list-item>
        <text:list-item>
          <text:p text:style-name="P10"><text:span text:style-name="T2">بورس سهام نیویورک از لینوکس برای سیستم‌های معاملاتی خود استفاده می‌کند.</text:span></text:p>
        </text:list-item>
        <text:list-item>
          <text:p text:style-name="P10"><text:span text:style-name="T2">شرکت مک‌دونالد</text:span><text:span text:style-name="T2"><text:note text:id="ftn8" text:note-class="footnote"><text:note-citation>9</text:note-citation><text:note-body><text:p text:style-name="Footnote">McDonalds</text:p></text:note-body></text:note></text:span><text:span text:style-name="T2"> از سیستم‌عامل اوبونتو استفاده می‌کند.</text:span></text:p>
        </text:list-item>
      </text:list>
      <text:p text:style-name="P7"><text:span text:style-name="T2"/></text:p>
      <text:p text:style-name="P4">۵-۵-۱-۸- مؤسسه‌های علمی</text:p>
      <text:list xml:id="list890035748" text:style-name="L9">
        <text:list-item>
          <text:p text:style-name="P11"><text:span text:style-name="T2">مؤسسه‌ی سِرن</text:span><text:span text:style-name="T2"><text:note text:id="ftn10" text:note-class="footnote"><text:note-citation>10</text:note-citation><text:note-body><text:p text:style-name="Footnote">CERN</text:p></text:note-body></text:note></text:span><text:span text:style-name="T2">، از نسخه‌ی «لینوکس علمی</text:span><text:span text:style-name="T2"><text:note text:id="ftn9" text:note-class="footnote"><text:note-citation>11</text:note-citation><text:note-body><text:p text:style-name="Footnote">Scientific Linux</text:p></text:note-body></text:note></text:span><text:span text:style-name="T2">» در تمام خود استفاده می‌کند که شامل شتاب‌دهنده‌ی ذرات LHC</text:span><text:span text:style-name="T2"><text:note text:id="ftn11" text:note-class="footnote"><text:note-citation>12</text:note-citation><text:note-body><text:p text:style-name="Footnote">Large Hadron Collider</text:p></text:note-body></text:note></text:span><text:span text:style-name="T2"> و ۲۰۰۰۰ سرور داخلی می‌شود.</text:span></text:p>
        </text:list-item>
        <text:list-item>
          <text:p text:style-name="P11"><text:span text:style-name="T2">ابرکامپیوتر کانادا با نام iDataPlex در دانشگاه تورنتو از لینوکس به‌عنوان سیستم‌عامل خود استفاده می‌کند.</text:span></text:p>
        </text:list-item>
      </text:list>
      <text:p text:style-name="P7"><text:span text:style-name="T2"/></text:p>
      <text:p text:style-name="P7"><text:span text:style-name="T2">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span></text:p>
      <text:p text:style-name="P7"><text:span text:style-name="T2"/></text:p>
      <text:p text:style-name="P4">۲-۸- <text:span text:style-name="T4">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12" text:note-class="footnote"><text:note-citation>13</text:note-citation><text:note-body><text:p text:style-name="Footnote">Malware</text:p></text:note-body></text:note> مانند ویروس‌ها، کرم‌ها و ...، بدون هزینه یا کم‌هزینه بودن، همراه بودن 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3">۱- سهم بازار</text:span><text:span text:style-name="T3"><text:note text:id="ftn13" text:note-class="footnote"><text:note-citation>14</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text:soft-page-break/>متفاوتی ارائه می‌دهند. بیشتر از ۷۱ درصد وب‌سرورها از لینوکس استفاده می‌کنند اما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3">۲- رابط کاربری</text:span><text:note text:id="ftn14" text:note-class="footnote"><text:note-citation>15</text:note-citation><text:note-body><text:p text:style-name="Footnote">User Interface</text:p></text:note-body></text:note>: صرفاً یک رابط کاربری گرافیکی برای ویندوز به نام ویندوز شِل<text:note text:id="ftn15" text:note-class="footnote"><text:note-citation>16</text:note-citation><text:note-body><text:p text:style-name="Footnote">Windows Shell</text:p></text:note-body></text:note> وجود دارد، در حالی که برای لینوکس گنوم، KDE و بسیاری محیط‌های گرافیکی دیگر وجود دارد. بیش از <text:s/>۱۰ مورد پوسته‌ی متنی برای لینوکس وجود دارد، اما ویندوز صرفاً شامل ویندوز پاورشل<text:note text:id="ftn16" text:note-class="footnote"><text:note-citation>17</text:note-citation><text:note-body><text:p text:style-name="Footnote">Windows PowerShell</text:p></text:note-body></text:note> است.</text:p>
      <text:p text:style-name="P2"><text:span text:style-name="T3">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7" text:note-class="footnote"><text:note-citation>18</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8" text:note-class="footnote"><text:note-citation>19</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گوش داده به موسیقی، تماشای فیلم، مرور وب‌سایت‌های اینترنتی و … ارائه می‌شود که برای اکثر کارهای اداری مانند تایپ و … <text:s/>باید بسته‌ی محصول آفیس مایکروسافت را خریداری کرد یا نرم‌افزارهای دیگر را از شرکت‌های دیگر تهیه کرد اما اکثر توزیع‌های گنو/لینوکس به همراه هزاران بسته‌ی نرم‌افزاری ارائه می‌شود مانند سیستم‌عامل دبیان گنو/لینوکس که با بیش از ۲۹۰۰۰ بسته‌ی نرم‌افزاری ارائه می‌شود.</text:p>
      <text:p text:style-name="P2">ویندوز به‌صورت پیش‌فرض از ۴ فایل‌سیستماما لینوکس از بیش از ۱۳ فایل‌سیستم پشتیبانی می‌کند.</text:p>
      <text:p text:style-name="P2"><text:span text:style-name="T3">۳- کارایی و دسترسی</text:span>: در این زمینه هر دو سیستم‌عامل از نظر سازگاری بین نسخه‌های مختلف تقریباً برابری می‌کنند و هر دو سیستم‌عامل نرم‌افزارها و قابلیت‌هایی برای سفارشی‌کردن و در دسترس بودن برای افراد ناتوان یا کم‌توان دارند.</text:p>
      <text:p text:style-name="P2"><text:span text:style-name="T3">۴- پایداری</text:span>: سیستم‌عامل ویندوز از فناوری NT به بعد معمولاً پایدار هستند اما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restar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start کردن سیستم نیست.</text:p>
      <text:p text:style-name="P2"><text:soft-page-break/><text:span text:style-name="T3">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که برای نمونه، توانایی مدیریت همزمان بیش از هزاران پردازنده‌ی چند هسته‌ای را از کوچکترین قابلیت‌های این سیستم‌عامل است که شاهد آن <text:s/>۹۱.۸ درصد از ۵۰۰ ابرکامپیوترهای برتر جهان است که از لینوکس استفاده می‌کنند.</text:p>
      <text:p text:style-name="P2"><text:span text:style-name="T3">۶- پشتیبانی</text:span>: از لحاظ جامعه، گنو/لینوکس جامعه‌ی بزرگ‌تر و قوی‌تری برای پشتیبانی دارد که یکی از نقاط قوت این سیستم‌عامل هم همین است. برای ویندوز هم منابع نسبتاً خوبی برای پشتیبانی وجود دارد. شرکت‌های ردهت، کانونیکال<text:note text:id="ftn19" text:note-class="footnote"><text:note-citation>20</text:note-citation><text:note-body><text:p text:style-name="Footnote">Canonical</text:p></text:note-body></text:note>، ناوِل<text:note text:id="ftn20" text:note-class="footnote"><text:note-citation>21</text:note-citation><text:note-body><text:p text:style-name="Footnote">Novell</text:p></text:note-body></text:note> و بیشتر توزیع‌ها از لینوکس به‌صورت تجاری پشتیبانی می‌کنند. مایکروسافت تنها شرکت پشتیبانی کننده‌ی محصولات خود است. </text:p>
      <text:p text:style-name="P2">راهنماهای خوبی برای مطالعه و افزایش دانش برای هر دو سیستم‌عامل وجود دارد. دوره‌های مدون بسیاری نیز برای هر دو محصول وجود دارد.</text:p>
      <text:p text:style-name="P2"><text:span text:style-name="T3">۸- نرم‌افزارهای جانبی</text:span>: اگر چه برای سیستم‌عامل گنو/لینوکس نرم‌افزارهای جانبی بسیاری در مقایسه با سیستم‌عامل ویندوز وجود دارد اما شرکت‌های تجاری که نرم‌افزارهای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3">۷-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3">۸-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21" text:note-class="footnote"><text:note-citation>22</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3">۹-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text:soft-page-break/>عمل می‌کند. برای نمونه فونت‌های<text:note text:id="ftn22" text:note-class="footnote"><text:note-citation>23</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3" text:note-class="footnote"><text:note-citation>24</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4" text:note-class="footnote"><text:note-citation>25</text:note-citation><text:note-body><text:p text:style-name="Footnote">Dual Boot</text:p></text:note-body></text:note> می‌گویند که پس از روشن شدن سیستم منویی نمایش داده می‌شود که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می‌توانید دیگر فقط از سیستم‌عامل گنو/لینوکس استفاده کنید. به این مرحله، مرحله‌ی مهاجرت کامل می‌گوی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Kayhan" svg:font-family="'XB Kayhan'"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7T20:31:19</dc:date>
    <dc:creator>Mostafa Moradian</dc:creator>
    <meta:editing-duration>P1DT15H31M2S</meta:editing-duration>
    <meta:editing-cycles>1952</meta:editing-cycles>
    <meta:generator>LibreOffice/3.3$Linux LibreOffice_project/330m19$Build-202</meta:generator>
    <meta:document-statistic meta:table-count="0" meta:image-count="0" meta:object-count="0" meta:page-count="8" meta:paragraph-count="103" meta:word-count="3781" meta:character-count="19552"/>
  </office:meta>
</office:document-meta>
</file>